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xlink="http://www.w3.org/1999/xlink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xlink="http://www.w3.org/1999/xlink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 style:list-style-name="L1">
      <style:text-properties fo:language="en" fo:country="GB"/>
    </style:style>
    <style:style style:name="P3" style:family="paragraph" style:parent-style-name="Heading">
      <style:text-properties fo:language="en" fo:country="GB"/>
    </style:style>
    <style:style style:name="P4" style:family="paragraph" style:parent-style-name="Heading_20_1">
      <style:text-properties fo:language="en" fo:country="GB"/>
    </style:style>
    <style:style style:name="T1" style:family="text">
      <style:text-properties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afterbreak" style:family="paragraph" style:parent-style-name="Standard" style:display-name="afterbreak">
      <style:paragraph-properties fo:break-after="page"/>
    </style:style>
    <style:style style:name="cellparagraph" style:family="paragraph" style:display-name="cellparagraph">
      <style:text-properties fo:font-size="10pt"/>
    </style:style>
    <style:style style:name="cellotherrow" style:family="table-cell" style:display-name="cellotherrow">
      <style:table-cell-properties fo:padding="0.1cm" fo:border-left="0.05pt solid #000000" fo:border-right="none" fo:border-top="none" fo:border-bottom="0.05pt solid #000000"/>
    </style:style>
    <style:style style:name="cellotherrowend" style:family="table-cell" style:display-name="cellotherrowend">
      <style:table-cell-properties fo:padding="0.1cm" fo:border-left="0.05pt solid #000000" fo:border-right="0.05pt solid #000000" fo:border-top="none" fo:border-bottom="0.05pt solid #000000"/>
    </style:style>
    <style:style style:name="Table00Column2decimal_tab" style:family="paragraph" style:display-name="Table00Column2decimal_tab">
      <style:paragraph-properties>
        <style:tab-stops>
          <style:tab-stop style:position="0.7cm" style:type="char" style:char="."/>
        </style:tab-stops>
      </style:paragraph-properties>
      <style:text-properties fo:font-size="10pt"/>
    </style:style>
    <style:style style:name="Table00" style:family="table" style:display-name="Table00">
      <style:table-properties style:width="12.5cm" table:align="center"/>
    </style:style>
    <style:style style:name="Table00Col01Style" style:family="table-column" style:display-name="Table00Col01Style">
      <style:table-column-properties style:column-width="3cm"/>
    </style:style>
    <style:style style:name="Table00Col02Style" style:family="table-column" style:display-name="Table00Col02Style">
      <style:table-column-properties style:column-width="4.0cm"/>
    </style:style>
    <style:style style:name="Table00Col03Style" style:family="table-column" style:display-name="Table00Col03Style">
      <style:table-column-properties style:column-width="5.5cm"/>
    </style:style>
    <style:style style:name="Table01Column2decimal_tab" style:family="paragraph" style:display-name="Table01Column2decimal_tab">
      <style:paragraph-properties>
        <style:tab-stops>
          <style:tab-stop style:position="1.1cm" style:type="char" style:char="."/>
        </style:tab-stops>
      </style:paragraph-properties>
      <style:text-properties fo:font-size="10pt"/>
    </style:style>
    <style:style style:name="Table01" style:family="table" style:display-name="Table01">
      <style:table-properties style:width="16.5cm" table:align="center"/>
    </style:style>
    <style:style style:name="Table01Col01Style" style:family="table-column" style:display-name="Table01Col01Style">
      <style:table-column-properties style:column-width="5.5cm"/>
    </style:style>
    <style:style style:name="Table01Col02Style" style:family="table-column" style:display-name="Table01Col02Style">
      <style:table-column-properties style:column-width="5.5cm"/>
    </style:style>
    <style:style style:name="Table01Col03Style" style:family="table-column" style:display-name="Table01Col03Style">
      <style:table-column-properties style:column-width="5.5cm"/>
    </style:style>
    <style:style style:name="Table02" style:family="table" style:display-name="Table02">
      <style:table-properties style:width="14.0cm" table:align="center"/>
    </style:style>
    <style:style style:name="Table02Col01Style" style:family="table-column" style:display-name="Table02Col01Style">
      <style:table-column-properties style:column-width="4.666666666666667cm"/>
    </style:style>
    <style:style style:name="Table02Col02Style" style:family="table-column" style:display-name="Table02Col02Style">
      <style:table-column-properties style:column-width="4.666666666666667cm"/>
    </style:style>
    <style:style style:name="Table02Col03Style" style:family="table-column" style:display-name="Table02Col03Style">
      <style:table-column-properties style:column-width="4.666666666666667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ample documents</text:p>
      <text:p text:style-name="Text_20_body"><text:span text:style-name="T1">These Python files create </text:span><text:a xlink:type="simple" xlink:href="https://www.wikipedia.org/wiki/OpenDocument" text:style-name="Internet_20_link" text:visited-style-name="Visited_20_Internet_20_Link">Open Document Format</text:a><text:span text:style-name="T1"> (ODF) text files (.odt) using the </text:span><text:span text:style-name="Source_20_Text"><text:span text:style-name="T1">msl-odt</text:span></text:span><text:span text:style-name="T1"> module. These files can be read and edited with a range of word processing tools.</text:span></text:p>
      <text:p text:style-name="P1">Each script provides users of the <text:span text:style-name="Source_20_Text">msl-odt</text:span> module example Python code which illustrates the main features available. These are:</text:p>
      <text:list xml:id="list2020254514293282145" text:style-name="L1">
        <text:list-item>
          <text:p text:style-name="P2">Basic text formatting, headers etc.</text:p>
        </text:list-item>
        <text:list-item>
          <text:p text:style-name="P2">Math equations</text:p>
        </text:list-item>
        <text:list-item>
          <text:p text:style-name="P2">Figures</text:p>
        </text:list-item>
        <text:list-item>
          <text:p text:style-name="P2">Tables</text:p>
        </text:list-item>
        <text:list-item>
          <text:p text:style-name="P2">Lists</text:p>
        </text:list-item>
      </text:list>
      <text:h text:style-name="P4" text:outline-level="1">Appending files</text:h>
      <text:p text:style-name="Text_20_body"><text:span text:style-name="T1">This .odt file was created using Apache Open Office and is also used as part of the </text:span><text:span text:style-name="Source_20_Text"><text:span text:style-name="T1">msl-odt</text:span></text:span><text:span text:style-name="T1"> package to demonstrate appending, i.e. re-opening an existing file and writing further text.</text:span></text:p>
      <text:p text:style-name="Text_20_body"><text:span text:style-name="T1"/></text:p>
      <text:p text:style-name="afterbreak"/>
      <text:h text:outline-level="1" text:style-name="heading1">Appending tables with odt.py</text:h>
      <text:p>This document shows how to append additional tables using the "reopen=True" option in odt.py<text:line-break/>First, open a document for appending. E.g. doc=Document(filename, reopen=True)<text:line-break/>Then add tables using doc.addtable()<text:line-break/>See example_msl-odt_tables.py for other examples.</text:p>
      <text:h text:outline-level="2" text:style-name="heading2">Example 1</text:h>
      <text:p>Individual column widths with decimal tab stop on second column</text:p>
      <text:p>doc.addtable(table_data, column_width=[3, 4.0, 5.5],<text:line-break/> <text:s text:c="23"/>decimal_tab=[None, 0.7, None],<text:line-break/> <text:s text:c="23"/>border_style="All")</text:p>
      <table:table table:name="Table0" table:style-name="Table00">
        <table:table-column table:style-name="Table00Col01Style"/>
        <table:table-column table:style-name="Table00Col02Style"/>
        <table:table-column table:style-name="Table00Col03Style"/>
        <table:table-row>
          <table:table-cell table:style-name="cellotherrow">
            <text:p text:style-name="cellparagraph">Name</text:p>
          </table:table-cell>
          <table:table-cell table:style-name="cellotherrow">
            <text:p text:style-name="cellparagraph">Age</text:p>
          </table:table-cell>
          <table:table-cell table:style-name="cellotherrowend">
            <text:p text:style-name="cellparagraph">Town</text:p>
          </table:table-cell>
        </table:table-row>
        <table:table-row>
          <table:table-cell table:style-name="cellotherrow">
            <text:p text:style-name="cellparagraph">Data</text:p>
          </table:table-cell>
          <table:table-cell table:style-name="cellotherrow">
            <text:p text:style-name="Table00Column2decimal_tab">40.567</text:p>
          </table:table-cell>
          <table:table-cell table:style-name="cellotherrowend">
            <text:p text:style-name="cellparagraph">Dubbo</text:p>
          </table:table-cell>
        </table:table-row>
        <table:table-row>
          <table:table-cell table:style-name="cellotherrow">
            <text:p text:style-name="cellparagraph">Ego</text:p>
          </table:table-cell>
          <table:table-cell table:style-name="cellotherrow">
            <text:p text:style-name="Table00Column2decimal_tab">0.45678</text:p>
          </table:table-cell>
          <table:table-cell table:style-name="cellotherrowend">
            <text:p text:style-name="cellparagraph">Pitcairn Is.</text:p>
          </table:table-cell>
        </table:table-row>
        <table:table-row>
          <table:table-cell table:style-name="cellotherrow">
            <text:p text:style-name="cellparagraph">Foxtrot</text:p>
          </table:table-cell>
          <table:table-cell table:style-name="cellotherrow">
            <text:p text:style-name="Table00Column2decimal_tab">456</text:p>
          </table:table-cell>
          <table:table-cell table:style-name="cellotherrowend">
            <text:p text:style-name="cellparagraph">Mosgiel</text:p>
          </table:table-cell>
        </table:table-row>
      </table:table>
      <text:p>Note: decimal tab needs to be large enough for numbers to align.<text:line-break/></text:p>
      <text:h text:outline-level="2" text:style-name="heading2">Example 2</text:h>
      <text:p>Single column width with decimal tab stop on second column</text:p>
      <text:p>doc.addtable(table_data, column_width=5.5,<text:line-break/> <text:s text:c="23"/>decimal_tab=[None, 1.1, None],<text:line-break/> <text:s text:c="23"/>border_style="Header row")</text:p>
      <table:table table:name="Table1" table:style-name="Table01">
        <table:table-column table:style-name="Table01Col01Style"/>
        <table:table-column table:style-name="Table01Col02Style"/>
        <table:table-column table:style-name="Table01Col03Style"/>
        <table:table-row>
          <table:table-cell table:style-name="None">
            <text:p text:style-name="cellparagraph">Name</text:p>
          </table:table-cell>
          <table:table-cell table:style-name="None">
            <text:p text:style-name="cellparagraph">Age</text:p>
          </table:table-cell>
          <table:table-cell table:style-name="None">
            <text:p text:style-name="cellparagraph">Town</text:p>
          </table:table-cell>
        </table:table-row>
        <table:table-row>
          <table:table-cell table:style-name="None">
            <text:p text:style-name="cellparagraph">Data</text:p>
          </table:table-cell>
          <table:table-cell table:style-name="None">
            <text:p text:style-name="Table01Column2decimal_tab">40.567</text:p>
          </table:table-cell>
          <table:table-cell table:style-name="None">
            <text:p text:style-name="cellparagraph">Dubbo</text:p>
          </table:table-cell>
        </table:table-row>
        <table:table-row>
          <table:table-cell table:style-name="None">
            <text:p text:style-name="cellparagraph">Ego</text:p>
          </table:table-cell>
          <table:table-cell table:style-name="None">
            <text:p text:style-name="Table01Column2decimal_tab">0.45678</text:p>
          </table:table-cell>
          <table:table-cell table:style-name="None">
            <text:p text:style-name="cellparagraph">Pitcairn Is.</text:p>
          </table:table-cell>
        </table:table-row>
        <table:table-row>
          <table:table-cell table:style-name="None">
            <text:p text:style-name="cellparagraph">Foxtrot</text:p>
          </table:table-cell>
          <table:table-cell table:style-name="None">
            <text:p text:style-name="Table01Column2decimal_tab">456</text:p>
          </table:table-cell>
          <table:table-cell table:style-name="None">
            <text:p text:style-name="cellparagraph">Mosgiel</text:p>
          </table:table-cell>
        </table:table-row>
      </table:table>
      <text:p>Note: default cell text padding is 0.1cm.<text:line-break/></text:p>
      <text:h text:outline-level="2" text:style-name="heading2">Example3</text:h>
      <text:p>Total table width with no decimal tabs or borders</text:p>
      <text:p>doc.addtable(table_data, table_width=14)</text:p>
      <table:table table:name="Table2" table:style-name="Table02">
        <table:table-column table:style-name="Table02Col01Style"/>
        <table:table-column table:style-name="Table02Col02Style"/>
        <table:table-column table:style-name="Table02Col03Style"/>
        <table:table-row>
          <table:table-cell table:style-name="None">
            <text:p text:style-name="cellparagraph">Name</text:p>
          </table:table-cell>
          <table:table-cell table:style-name="None">
            <text:p text:style-name="cellparagraph">Age</text:p>
          </table:table-cell>
          <table:table-cell table:style-name="None">
            <text:p text:style-name="cellparagraph">Town</text:p>
          </table:table-cell>
        </table:table-row>
        <table:table-row>
          <table:table-cell table:style-name="None">
            <text:p text:style-name="cellparagraph">Data</text:p>
          </table:table-cell>
          <table:table-cell table:style-name="None">
            <text:p text:style-name="cellparagraph">40.567</text:p>
          </table:table-cell>
          <table:table-cell table:style-name="None">
            <text:p text:style-name="cellparagraph">Dubbo</text:p>
          </table:table-cell>
        </table:table-row>
        <table:table-row>
          <table:table-cell table:style-name="None">
            <text:p text:style-name="cellparagraph">Ego</text:p>
          </table:table-cell>
          <table:table-cell table:style-name="None">
            <text:p text:style-name="cellparagraph">0.45678</text:p>
          </table:table-cell>
          <table:table-cell table:style-name="None">
            <text:p text:style-name="cellparagraph">Pitcairn Is.</text:p>
          </table:table-cell>
        </table:table-row>
        <table:table-row>
          <table:table-cell table:style-name="None">
            <text:p text:style-name="cellparagraph">Foxtrot</text:p>
          </table:table-cell>
          <table:table-cell table:style-name="None">
            <text:p text:style-name="cellparagraph">456</text:p>
          </table:table-cell>
          <table:table-cell table:style-name="None">
            <text:p text:style-name="cellparagraph">Mosgiel</text:p>
          </table:table-cell>
        </table:table-row>
      </table:table>
      <text:p>Note: table width needs to be sufficient or text will wrap.<text:line-break/>Further details can be found in odt.py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xlink="http://www.w3.org/1999/xlink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1" style:family="paragraph" style:display-name="heading1">
      <style:text-properties fo:font-size="14pt" fo:font-weight="bold"/>
    </style:style>
    <style:style style:name="heading2" style:family="paragraph" style:display-name="heading2">
      <style:text-properties fo:font-size="12pt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xlink="http://www.w3.org/1999/xlink" xmlns:xml="http://www.w3.org/XML/1998/namespace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initial-creator>Adam Dunford</meta:initial-creator>
    <meta:creation-date>2024-11-10T09:47:45.18</meta:creation-date>
    <meta:document-statistic meta:table-count="0" meta:image-count="0" meta:object-count="0" meta:page-count="1" meta:paragraph-count="10" meta:word-count="98" meta:character-count="589"/>
    <dc:date>2024-11-10T10:01:27.47</dc:date>
    <dc:creator>Adam Dunford</dc:creator>
    <meta:editing-duration>PT13M49S</meta:editing-duration>
    <meta:editing-cycles>1</meta:editing-cycles>
    <meta:creation-date>2024-11-09T21:02</meta:creation-date>
    <meta:user-defined meta:name="Title">example_msl-odt_append</meta:user-defined>
    <meta:initial-creator>msl-odt</meta:initial-creator>
    <meta:generator>ODFPY/1.4.1</meta:generator>
  </office:meta>
</office:document-meta>
</file>